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PMincho" svg:font-family="MS PMincho" style:font-family-generic="roman" style:font-pitch="variable" svg:panose-1="2 2 6 0 4 2 5 8 3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Using average vector as the centroids</text:p>
      <text:p text:style-name="Standard"/>
      <text:p text:style-name="Standard">Microsoft Windows [Version 6.3.9600]</text:p>
      <text:p text:style-name="Standard">(c) 2013 Microsoft Corporation. All rights reserved.</text:p>
      <text:p text:style-name="Standard"/>
      <text:p text:style-name="Standard">C:\Users\Alex&gt;cd Desktop</text:p>
      <text:p text:style-name="Standard"/>
      <text:p text:style-name="Standard">C:\Users\Alex\Desktop&gt;python<text:s/>kmeans.py</text:p>
      <text:p text:style-name="Standard">Processing dataset...</text:p>
      <text:p text:style-name="Standard">_______________________________</text:p>
      <text:p text:style-name="Standard"/>
      <text:p text:style-name="Standard">k value 2, iterations 200</text:p>
      <text:p text:style-name="Standard"/>
      <text:p text:style-name="Standard">Macro Averaged Precision over</text:p>
      <text:p text:style-name="Standard">0.182000990891</text:p>
      <text:p text:style-name="Standard"/>
      <text:p text:style-name="Standard">Macro Averaged Recall over</text:p>
      <text:p text:style-name="Standard">0.677352941176</text:p>
      <text:p text:style-name="Standard"/>
      <text:p text:style-name="Standard">Macro Averaged F Score over</text:p>
      <text:p text:style-name="Standard">0.286392570374</text:p>
      <text:p text:style-name="Standard">_______________________________</text:p>
      <text:p text:style-name="Standard">_______________________________</text:p>
      <text:p text:style-name="Standard"/>
      <text:p text:style-name="Standard">k value 3, iterations 200</text:p>
      <text:p text:style-name="Standard"/>
      <text:p text:style-name="Standard">Macro Averaged Precision over</text:p>
      <text:p text:style-name="Standard">0.209208211585</text:p>
      <text:p text:style-name="Standard"/>
      <text:p text:style-name="Standard">Macro Averaged Recall over</text:p>
      <text:p text:style-name="Standard">0.523333333333</text:p>
      <text:p text:style-name="Standard"/>
      <text:p text:style-name="Standard">Macro Averaged F Score over</text:p>
      <text:p text:style-name="Standard">0.297211019397</text:p>
      <text:p text:style-name="Standard">_______________________________</text:p>
      <text:p text:style-name="Standard">_______________________________</text:p>
      <text:p text:style-name="Standard"/>
      <text:p text:style-name="Standard">k value 4, iterations 200</text:p>
      <text:p text:style-name="Standard"/>
      <text:p text:style-name="Standard">Macro Averaged Precision over</text:p>
      <text:p text:style-name="Standard">0.230261581163</text:p>
      <text:p text:style-name="Standard"/>
      <text:p text:style-name="Standard">Macro Averaged Recall over</text:p>
      <text:p text:style-name="Standard">0.446037581699</text:p>
      <text:p text:style-name="Standard"/>
      <text:p text:style-name="Standard">Macro Averaged F Score over</text:p>
      <text:p text:style-name="Standard">0.302255509288</text:p>
      <text:p text:style-name="Standard">_______________________________</text:p>
      <text:p text:style-name="Standard">_______________________________</text:p>
      <text:p text:style-name="Standard"/>
      <text:p text:style-name="Standard">k value 5, iterations 200</text:p>
      <text:p text:style-name="Standard"/>
      <text:soft-page-break/>
      <text:p text:style-name="Standard">Macro Averaged Precision over</text:p>
      <text:p text:style-name="Standard">0.246113696435</text:p>
      <text:p text:style-name="Standard"/>
      <text:p text:style-name="Standard">Macro Averaged Recall over</text:p>
      <text:p text:style-name="Standard">0.406612745098</text:p>
      <text:p text:style-name="Standard"/>
      <text:p text:style-name="Standard">Macro Averaged F Score over</text:p>
      <text:p text:style-name="Standard">0.304457527232</text:p>
      <text:p text:style-name="Standard">_______________________________</text:p>
      <text:p text:style-name="Standard">_______________________________</text:p>
      <text:p text:style-name="Standard"/>
      <text:p text:style-name="Standard">k value 6, iterations 200</text:p>
      <text:p text:style-name="Standard"/>
      <text:p text:style-name="Standard">Macro Averaged Precision over</text:p>
      <text:p text:style-name="Standard">0.254861038755</text:p>
      <text:p text:style-name="Standard"/>
      <text:p text:style-name="Standard">Macro Averaged Recall over</text:p>
      <text:p text:style-name="Standard">0.376844771242</text:p>
      <text:p text:style-name="Standard"/>
      <text:p text:style-name="Standard">Macro Averaged F Score over</text:p>
      <text:p text:style-name="Standard">0.301891689707</text:p>
      <text:p text:style-name="Standard">_______________________________</text:p>
      <text:p text:style-name="Standard">_______________________________</text:p>
      <text:p text:style-name="Standard"/>
      <text:p text:style-name="Standard">k value 7, iterations 200</text:p>
      <text:p text:style-name="Standard"/>
      <text:p text:style-name="Standard">Macro Averaged Precision over</text:p>
      <text:p text:style-name="Standard">0.268634228155</text:p>
      <text:p text:style-name="Standard"/>
      <text:p text:style-name="Standard">Macro Averaged<text:s/>Recall over</text:p>
      <text:p text:style-name="Standard">0.356597805789</text:p>
      <text:p text:style-name="Standard"/>
      <text:p text:style-name="Standard">Macro Averaged F Score over</text:p>
      <text:p text:style-name="Standard">0.303844475725</text:p>
      <text:p text:style-name="Standard">_______________________________</text:p>
      <text:p text:style-name="Standard">_______________________________</text:p>
      <text:p text:style-name="Standard"/>
      <text:p text:style-name="Standard">k value 8, iterations 200</text:p>
      <text:p text:style-name="Standard"/>
      <text:p text:style-name="Standard">Macro Averaged Precision over</text:p>
      <text:p text:style-name="Standard">0.276261909523</text:p>
      <text:p text:style-name="Standard"/>
      <text:p text:style-name="Standard">Macro Averaged Recall over</text:p>
      <text:p text:style-name="Standard">0.341621498599</text:p>
      <text:p text:style-name="Standard"/>
      <text:p text:style-name="Standard">Macro Averaged F Score over</text:p>
      <text:p text:style-name="Standard">0.303463183125</text:p>
      <text:p text:style-name="Standard">_______________________________</text:p>
      <text:p text:style-name="Standard">_______________________________</text:p>
      <text:p text:style-name="Standard"/>
      <text:p text:style-name="Standard">k value 9, iterations 200</text:p>
      <text:p text:style-name="Standard"/>
      <text:soft-page-break/>
      <text:p text:style-name="Standard">Macro Averaged Precision over</text:p>
      <text:p text:style-name="Standard">0.285294106106</text:p>
      <text:p text:style-name="Standard"/>
      <text:p text:style-name="Standard">Macro Averaged Recall over</text:p>
      <text:p text:style-name="Standard">0.341216503268</text:p>
      <text:p text:style-name="Standard"/>
      <text:p text:style-name="Standard">Macro Averaged F Score over</text:p>
      <text:p text:style-name="Standard">0.309025533261</text:p>
      <text:p text:style-name="Standard">_______________________________</text:p>
      <text:p text:style-name="Standard">_______________________________</text:p>
      <text:p text:style-name="Standard"/>
      <text:p text:style-name="Standard">k value 10, iterations 200</text:p>
      <text:p text:style-name="Standard"/>
      <text:p text:style-name="Standard">Macro Averaged Precision over</text:p>
      <text:p text:style-name="Standard">0.292963968242</text:p>
      <text:p text:style-name="Standard"/>
      <text:p text:style-name="Standard">Macro Averaged Recall over</text:p>
      <text:p text:style-name="Standard">0.334348039216</text:p>
      <text:p text:style-name="Standard"/>
      <text:p text:style-name="Standard">Macro Averaged F Score over</text:p>
      <text:p text:style-name="Standard">0.310585751898</text:p>
      <text:p text:style-name="Standard">_______________________________</text:p>
      <text:p text:style-name="Standard">_______________________________</text:p>
      <text:p text:style-name="Standard"/>
      <text:p text:style-name="Standard">k value 11, iterations 200</text:p>
      <text:p text:style-name="Standard"/>
      <text:p text:style-name="Standard">Macro Averaged Precision over</text:p>
      <text:p text:style-name="Standard">0.298377208909</text:p>
      <text:p text:style-name="Standard"/>
      <text:p text:style-name="Standard">Macro Averaged Recall over</text:p>
      <text:p text:style-name="Standard">0.332489262372</text:p>
      <text:p text:style-name="Standard"/>
      <text:p text:style-name="Standard">Macro Averaged F Score over</text:p>
      <text:p text:style-name="Standard">0.312766743597</text:p>
      <text:p text:style-name="Standard">_______________________________</text:p>
      <text:p text:style-name="Standard">_______________________________</text:p>
      <text:p text:style-name="Standard"/>
      <text:p text:style-name="Standard">k value 12, iterations 200</text:p>
      <text:p text:style-name="Standard"/>
      <text:p text:style-name="Standard">Macro Averaged Precision over</text:p>
      <text:p text:style-name="Standard">0.306923272886</text:p>
      <text:p text:style-name="Standard"/>
      <text:p text:style-name="Standard">Macro Averaged Recall over</text:p>
      <text:p text:style-name="Standard">0.326295401494</text:p>
      <text:p text:style-name="Standard"/>
      <text:p text:style-name="Standard">Macro Averaged F Score over</text:p>
      <text:p text:style-name="Standard">0.315038556681</text:p>
      <text:p text:style-name="Standard">_______________________________</text:p>
      <text:p text:style-name="Standard">_______________________________</text:p>
      <text:p text:style-name="Standard"/>
      <text:p text:style-name="Standard">k value 13, iterations 200</text:p>
      <text:p text:style-name="Standard"/>
      <text:soft-page-break/>
      <text:p text:style-name="Standard">Macro Averaged Precision over</text:p>
      <text:p text:style-name="Standard">0.313480115954</text:p>
      <text:p text:style-name="Standard"/>
      <text:p text:style-name="Standard">Macro Averaged Recall over</text:p>
      <text:p text:style-name="Standard">0.329691876751</text:p>
      <text:p text:style-name="Standard"/>
      <text:p text:style-name="Standard">Macro Averaged F Score over</text:p>
      <text:p text:style-name="Standard">0.319675311572</text:p>
      <text:p text:style-name="Standard">_______________________________</text:p>
      <text:p text:style-name="Standard">_______________________________</text:p>
      <text:p text:style-name="Standard"/>
      <text:p text:style-name="Standard">k value 14, iterations 200</text:p>
      <text:p text:style-name="Standard"/>
      <text:p text:style-name="Standard">Macro Averaged Precision over</text:p>
      <text:p text:style-name="Standard">0.318397264873</text:p>
      <text:p text:style-name="Standard"/>
      <text:p text:style-name="Standard">Macro Averaged Recall over</text:p>
      <text:p text:style-name="Standard">0.326287931839</text:p>
      <text:p text:style-name="Standard"/>
      <text:p text:style-name="Standard">Macro Averaged F Score over</text:p>
      <text:p text:style-name="Standard">0.321107061275</text:p>
      <text:p text:style-name="Standard">_______________________________</text:p>
      <text:p text:style-name="Standard">_______________________________</text:p>
      <text:p text:style-name="Standard"/>
      <text:p text:style-name="Standard">k value 15, iterations 200</text:p>
      <text:p text:style-name="Standard"/>
      <text:p text:style-name="Standard">Macro Averaged Precision over</text:p>
      <text:p text:style-name="Standard">0.324452721722</text:p>
      <text:p text:style-name="Standard"/>
      <text:p text:style-name="Standard">Macro Averaged Recall over</text:p>
      <text:p text:style-name="Standard">0.329030812325</text:p>
      <text:p text:style-name="Standard"/>
      <text:p text:style-name="Standard">Macro Averaged F Score over</text:p>
      <text:p text:style-name="Standard">0.325469537488</text:p>
      <text:p text:style-name="Standard">_______________________________</text:p>
      <text:p text:style-name="Standard">_______________________________</text:p>
      <text:p text:style-name="Standard"/>
      <text:p text:style-name="Standard">k value 16, iterations 200</text:p>
      <text:p text:style-name="Standard"/>
      <text:p text:style-name="Standard">Macro Averaged Precision over</text:p>
      <text:p text:style-name="Standard">0.327294465622</text:p>
      <text:p text:style-name="Standard"/>
      <text:p text:style-name="Standard">Macro Averaged<text:s/>Recall over</text:p>
      <text:p text:style-name="Standard">0.334116479925</text:p>
      <text:p text:style-name="Standard"/>
      <text:p text:style-name="Standard">Macro Averaged F Score over</text:p>
      <text:p text:style-name="Standard">0.329560490996</text:p>
      <text:p text:style-name="Standard">_______________________________</text:p>
      <text:p text:style-name="Standard">_______________________________</text:p>
      <text:p text:style-name="Standard"/>
      <text:p text:style-name="Standard">k value 17, iterations 200</text:p>
      <text:p text:style-name="Standard"/>
      <text:soft-page-break/>
      <text:p text:style-name="Standard">Macro Averaged Precision over</text:p>
      <text:p text:style-name="Standard">0.335583807246</text:p>
      <text:p text:style-name="Standard"/>
      <text:p text:style-name="Standard">Macro Averaged Recall over</text:p>
      <text:p text:style-name="Standard">0.332192343604</text:p>
      <text:p text:style-name="Standard"/>
      <text:p text:style-name="Standard">Macro Averaged F Score over</text:p>
      <text:p text:style-name="Standard">0.333004129078</text:p>
      <text:p text:style-name="Standard">_______________________________</text:p>
      <text:p text:style-name="Standard">_______________________________</text:p>
      <text:p text:style-name="Standard"/>
      <text:p text:style-name="Standard">k value 18, iterations 200</text:p>
      <text:p text:style-name="Standard"/>
      <text:p text:style-name="Standard">Macro Averaged Precision over</text:p>
      <text:p text:style-name="Standard">0.339798225803</text:p>
      <text:p text:style-name="Standard"/>
      <text:p text:style-name="Standard">Macro Averaged Recall over</text:p>
      <text:p text:style-name="Standard">0.334598506069</text:p>
      <text:p text:style-name="Standard"/>
      <text:p text:style-name="Standard">Macro Averaged F Score over</text:p>
      <text:p text:style-name="Standard">0.336373026387</text:p>
      <text:p text:style-name="Standard">_______________________________</text:p>
      <text:p text:style-name="Standard">_______________________________</text:p>
      <text:p text:style-name="Standard"/>
      <text:p text:style-name="Standard">k value 19, iterations 200</text:p>
      <text:p text:style-name="Standard"/>
      <text:p text:style-name="Standard">Macro Averaged Precision over</text:p>
      <text:p text:style-name="Standard">0.34355715836</text:p>
      <text:p text:style-name="Standard"/>
      <text:p text:style-name="Standard">Macro Averaged Recall over</text:p>
      <text:p text:style-name="Standard">0.331629318394</text:p>
      <text:p text:style-name="Standard"/>
      <text:p text:style-name="Standard">Macro Averaged F Score over</text:p>
      <text:p text:style-name="Standard">0.336880725884</text:p>
      <text:p text:style-name="Standard">_______________________________</text:p>
      <text:p text:style-name="Standard">_______________________________</text:p>
      <text:p text:style-name="Standard"/>
      <text:p text:style-name="Standard">k value 20, iterations 200</text:p>
      <text:p text:style-name="Standard"/>
      <text:p text:style-name="Standard">Macro Averaged Precision over</text:p>
      <text:p text:style-name="Standard">0.347065159954</text:p>
      <text:p text:style-name="Standard"/>
      <text:p text:style-name="Standard">Macro Averaged Recall over</text:p>
      <text:p text:style-name="Standard">0.338964752568</text:p>
      <text:p text:style-name="Standard"/>
      <text:p text:style-name="Standard">Macro Averaged F Score over</text:p>
      <text:p text:style-name="Standard">0.342327475832</text:p>
      <text:p text:style-name="Standard">_______________________________</text:p>
      <text:p text:style-name="Standard"/>
      <text:p text:style-name="Standard">C:\Users\Alex\Desktop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Using nearest datapoint to average vector as the centroids</text:p>
      <text:p text:style-name="Standard"/>
      <text:p text:style-name="Standard"/>
      <text:p text:style-name="Standard">_______________________________</text:p>
      <text:p text:style-name="Standard"><text:s/></text:p>
      <text:p text:style-name="Standard">k value 2, iterations 200</text:p>
      <text:p text:style-name="Standard"><text:s/></text:p>
      <text:p text:style-name="Standard">Macro Averaged Precision over</text:p>
      <text:p text:style-name="Standard">0.18059373536</text:p>
      <text:p text:style-name="Standard"><text:s/></text:p>
      <text:p text:style-name="Standard">Macro Averaged Recall over</text:p>
      <text:p text:style-name="Standard">0.668676470588</text:p>
      <text:p text:style-name="Standard"><text:s/></text:p>
      <text:p text:style-name="Standard">Macro Averaged F Score over</text:p>
      <text:p text:style-name="Standard">0.283910526525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3, iterations 200</text:p>
      <text:p text:style-name="Standard"><text:s/></text:p>
      <text:p text:style-name="Standard">Macro Averaged Precision over</text:p>
      <text:p text:style-name="Standard">0.208283739148</text:p>
      <text:p text:style-name="Standard"><text:s/></text:p>
      <text:p text:style-name="Standard">Macro Averaged Recall over</text:p>
      <text:p text:style-name="Standard">0.525718954248</text:p>
      <text:p text:style-name="Standard"><text:s/></text:p>
      <text:p text:style-name="Standard">Macro Averaged F Score over</text:p>
      <text:p text:style-name="Standard">0.29721165195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4, iterations 200</text:p>
      <text:p text:style-name="Standard"><text:s/></text:p>
      <text:p text:style-name="Standard">Macro Averaged Precision over</text:p>
      <text:p text:style-name="Standard">0.226801321428</text:p>
      <text:p text:style-name="Standard"><text:s/></text:p>
      <text:p text:style-name="Standard">Macro Averaged Recall over</text:p>
      <text:p text:style-name="Standard">0.44</text:p>
      <text:p text:style-name="Standard"><text:s/></text:p>
      <text:p text:style-name="Standard">Macro Averaged F Score over</text:p>
      <text:p text:style-name="Standard">0.297977062316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5, iterations 200</text:p>
      <text:p text:style-name="Standard"><text:s/></text:p>
      <text:p text:style-name="Standard">Macro Averaged Precision over</text:p>
      <text:p text:style-name="Standard">0.245591274109</text:p>
      <text:soft-page-break/>
      <text:p text:style-name="Standard"><text:s/></text:p>
      <text:p text:style-name="Standard">Macro Averaged Recall over</text:p>
      <text:p text:style-name="Standard">0.406637254902</text:p>
      <text:p text:style-name="Standard"><text:s/></text:p>
      <text:p text:style-name="Standard">Macro Averaged F Score over</text:p>
      <text:p text:style-name="Standard">0.304297553515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6, iterations 200</text:p>
      <text:p text:style-name="Standard"><text:s/></text:p>
      <text:p text:style-name="Standard">Macro Averaged Precision over</text:p>
      <text:p text:style-name="Standard">0.253883891052</text:p>
      <text:p text:style-name="Standard"><text:s/></text:p>
      <text:p text:style-name="Standard">Macro Averaged Recall over</text:p>
      <text:p text:style-name="Standard">0.37812254902</text:p>
      <text:p text:style-name="Standard"><text:s/></text:p>
      <text:p text:style-name="Standard">Macro Averaged F Score over</text:p>
      <text:p text:style-name="Standard">0.301521740572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7, iterations 200</text:p>
      <text:p text:style-name="Standard"><text:s/></text:p>
      <text:p text:style-name="Standard">Macro Averaged Precision over</text:p>
      <text:p text:style-name="Standard">0.268749825322</text:p>
      <text:p text:style-name="Standard"><text:s/></text:p>
      <text:p text:style-name="Standard">Macro Averaged Recall over</text:p>
      <text:p text:style-name="Standard">0.35764729225</text:p>
      <text:p text:style-name="Standard"><text:s/></text:p>
      <text:p text:style-name="Standard">Macro Averaged F Score over</text:p>
      <text:p text:style-name="Standard">0.304753206584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8, iterations 200</text:p>
      <text:p text:style-name="Standard"><text:s/></text:p>
      <text:p text:style-name="Standard">Macro Averaged Precision over</text:p>
      <text:p text:style-name="Standard">0.276343659893</text:p>
      <text:p text:style-name="Standard"><text:s/></text:p>
      <text:p text:style-name="Standard">Macro Averaged Recall over</text:p>
      <text:p text:style-name="Standard">0.342384920635</text:p>
      <text:p text:style-name="Standard"><text:s/></text:p>
      <text:p text:style-name="Standard">Macro Averaged F Score over</text:p>
      <text:p text:style-name="Standard">0.303731093227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9, iterations 200</text:p>
      <text:p text:style-name="Standard"><text:s/></text:p>
      <text:p text:style-name="Standard">Macro Averaged Precision over</text:p>
      <text:p text:style-name="Standard">0.288726218339</text:p>
      <text:soft-page-break/>
      <text:p text:style-name="Standard"><text:s/></text:p>
      <text:p text:style-name="Standard">Macro Averaged Recall over</text:p>
      <text:p text:style-name="Standard">0.342472572362</text:p>
      <text:p text:style-name="Standard"><text:s/></text:p>
      <text:p text:style-name="Standard">Macro Averaged F Score over</text:p>
      <text:p text:style-name="Standard">0.311156593717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10, iterations 200</text:p>
      <text:p text:style-name="Standard"><text:s/></text:p>
      <text:p text:style-name="Standard">Macro Averaged Precision over</text:p>
      <text:p text:style-name="Standard">0.293085511122</text:p>
      <text:p text:style-name="Standard"><text:s/></text:p>
      <text:p text:style-name="Standard">Macro Averaged Recall over</text:p>
      <text:p text:style-name="Standard">0.335302521008</text:p>
      <text:p text:style-name="Standard"><text:s/></text:p>
      <text:p text:style-name="Standard">Macro Averaged F Score over</text:p>
      <text:p text:style-name="Standard">0.310729780844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11, iterations 200</text:p>
      <text:p text:style-name="Standard"><text:s/></text:p>
      <text:p text:style-name="Standard">Macro Averaged Precision over</text:p>
      <text:p text:style-name="Standard">0.303406431268</text:p>
      <text:p text:style-name="Standard"><text:s/></text:p>
      <text:p text:style-name="Standard">Macro Averaged Recall over</text:p>
      <text:p text:style-name="Standard">0.327029878618</text:p>
      <text:p text:style-name="Standard"><text:s/></text:p>
      <text:p text:style-name="Standard">Macro Averaged F Score over</text:p>
      <text:p text:style-name="Standard">0.313008041248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12, iterations 200</text:p>
      <text:p text:style-name="Standard"><text:s/></text:p>
      <text:p text:style-name="Standard">Macro Averaged Precision over</text:p>
      <text:p text:style-name="Standard">0.309193309643</text:p>
      <text:p text:style-name="Standard"><text:s/></text:p>
      <text:p text:style-name="Standard">Macro Averaged Recall over</text:p>
      <text:p text:style-name="Standard">0.32764869281</text:p>
      <text:p text:style-name="Standard"><text:s/></text:p>
      <text:p text:style-name="Standard">Macro Averaged F Score over</text:p>
      <text:p text:style-name="Standard">0.316672847713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13, iterations 200</text:p>
      <text:p text:style-name="Standard"><text:s/></text:p>
      <text:p text:style-name="Standard">Macro Averaged Precision over</text:p>
      <text:p text:style-name="Standard">0.310336057167</text:p>
      <text:soft-page-break/>
      <text:p text:style-name="Standard"><text:s/></text:p>
      <text:p text:style-name="Standard">Macro Averaged Recall over</text:p>
      <text:p text:style-name="Standard">0.329840802988</text:p>
      <text:p text:style-name="Standard"><text:s/></text:p>
      <text:p text:style-name="Standard">Macro Averaged F Score over</text:p>
      <text:p text:style-name="Standard">0.318336246048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14, iterations 200</text:p>
      <text:p text:style-name="Standard"><text:s/></text:p>
      <text:p text:style-name="Standard">Macro Averaged Precision over</text:p>
      <text:p text:style-name="Standard">0.318929094371</text:p>
      <text:p text:style-name="Standard"><text:s/></text:p>
      <text:p text:style-name="Standard">Macro Averaged Recall over</text:p>
      <text:p text:style-name="Standard">0.323554038282</text:p>
      <text:p text:style-name="Standard"><text:s/></text:p>
      <text:p text:style-name="Standard">Macro Averaged F Score over</text:p>
      <text:p text:style-name="Standard">0.31989103763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15, iterations 200</text:p>
      <text:p text:style-name="Standard"><text:s/></text:p>
      <text:p text:style-name="Standard">Macro Averaged Precision over</text:p>
      <text:p text:style-name="Standard">0.324229492366</text:p>
      <text:p text:style-name="Standard"><text:s/></text:p>
      <text:p text:style-name="Standard">Macro Averaged Recall over</text:p>
      <text:p text:style-name="Standard">0.327408730159</text:p>
      <text:p text:style-name="Standard"><text:s/></text:p>
      <text:p text:style-name="Standard">Macro Averaged F Score over</text:p>
      <text:p text:style-name="Standard">0.32481043744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16, iterations 200</text:p>
      <text:p text:style-name="Standard"><text:s/></text:p>
      <text:p text:style-name="Standard">Macro Averaged Precision over</text:p>
      <text:p text:style-name="Standard">0.329461160276</text:p>
      <text:p text:style-name="Standard"><text:s/></text:p>
      <text:p text:style-name="Standard">Macro Averaged Recall over</text:p>
      <text:p text:style-name="Standard">0.328164098973</text:p>
      <text:p text:style-name="Standard"><text:s/></text:p>
      <text:p text:style-name="Standard">Macro Averaged F Score over</text:p>
      <text:p text:style-name="Standard">0.327872502578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17, iterations 200</text:p>
      <text:p text:style-name="Standard"><text:s/></text:p>
      <text:p text:style-name="Standard">Macro Averaged Precision over</text:p>
      <text:p text:style-name="Standard">0.335997669493</text:p>
      <text:soft-page-break/>
      <text:p text:style-name="Standard"><text:s/></text:p>
      <text:p text:style-name="Standard">Macro Averaged Recall over</text:p>
      <text:p text:style-name="Standard">0.332691409897</text:p>
      <text:p text:style-name="Standard"><text:s/></text:p>
      <text:p text:style-name="Standard">Macro Averaged F Score over</text:p>
      <text:p text:style-name="Standard">0.333319007859</text:p>
      <text:p text:style-name="Standard">_______________________________</text:p>
      <text:p text:style-name="Standard">_______________________________</text:p>
      <text:p text:style-name="Standard"><text:s/></text:p>
      <text:p text:style-name="Standard">k value 18, iterations 200</text:p>
      <text:p text:style-name="Standard"><text:s/></text:p>
      <text:p text:style-name="Standard">Macro Averaged Precision over</text:p>
      <text:p text:style-name="Standard">0.338261458078</text:p>
      <text:p text:style-name="Standard"><text:s/></text:p>
      <text:p text:style-name="Standard">Macro Averaged Recall over</text:p>
      <text:p text:style-name="Standard">0.330533963585</text:p>
      <text:p text:style-name="Standard"><text:s/></text:p>
      <text:p text:style-name="Standard">Macro Averaged F Score over</text:p>
      <text:p text:style-name="Standard">0.333674788993</text:p>
      <text:p text:style-name="Standard">________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PMincho" svg:font-family="MS PMincho" style:font-family-generic="roman" style:font-pitch="variable" svg:panose-1="2 2 6 0 4 2 5 8 3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S PMincho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P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 </meta:initial-creator>
    <dc:creator>Alexander Hayes</dc:creator>
    <meta:creation-date>2015-04-16T07:36:00Z</meta:creation-date>
    <dc:date>2015-04-16T11:58:00Z</dc:date>
    <meta:template xlink:href="Normal.dotm" xlink:type="simple"/>
    <meta:editing-cycles>2</meta:editing-cycles>
    <meta:editing-duration>PT5400S</meta:editing-duration>
    <meta:document-statistic meta:page-count="10" meta:paragraph-count="16" meta:word-count="1260" meta:character-count="8426" meta:row-count="59" meta:non-whitespace-character-count="7182"/>
  </office:meta>
</office:document-meta>
</file>